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bff" officeooo:paragraph-rsid="00078bff"/>
    </style:style>
    <style:style style:name="P2" style:family="paragraph" style:parent-style-name="Standard">
      <style:text-properties officeooo:rsid="00078bff" officeooo:paragraph-rsid="00090a41"/>
    </style:style>
    <style:style style:name="P3" style:family="paragraph" style:parent-style-name="Standard">
      <style:text-properties officeooo:paragraph-rsid="00078bff"/>
    </style:style>
    <style:style style:name="P4" style:family="paragraph" style:parent-style-name="Standard">
      <style:text-properties officeooo:rsid="00090a41" officeooo:paragraph-rsid="00090a41"/>
    </style:style>
    <style:style style:name="P5" style:family="paragraph" style:parent-style-name="Standard">
      <style:text-properties officeooo:paragraph-rsid="00090a41"/>
    </style:style>
    <style:style style:name="T1" style:family="text">
      <style:text-properties officeooo:rsid="00078bff"/>
    </style:style>
    <style:style style:name="T2" style:family="text">
      <style:text-properties officeooo:rsid="00090a4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on Task<text:line-break/></text:p>
      <text:p text:style-name="P1"><text:span text:style-name="T2">i)<text:line-break/></text:span>1.created a dockerfile to conterise python hello world app<text:line-break/>after that build and runed it via <text:line-break/>docker build -t hello-world-app .</text:p>
      <text:p text:style-name="P1">docker run -d -p 5000:5000 --name hello-app hello-world-app</text:p>
      <text:p text:style-name="P1"><text:line-break/>2. created docker compose of postgres <text:line-break/>defined env also <text:line-break/>docker-compose up -d<text:line-break/><text:line-break/>3.docker stack deployment<text:line-break/><text:line-break/>docker swarm init</text:p>
      <text:p text:style-name="P3"><text:span text:style-name="T1">docker stack deploy -c docker-compose.yml hello-stack<text:line-break/></text:span>Configured log storage </text:p>
      <text:p text:style-name="P1">docker service ls</text:p>
      <text:p text:style-name="P2"><text:s/>docker service logs my-stack_app </text:p>
      <text:p text:style-name="P2"/>
      <text:p text:style-name="P2"><text:span text:style-name="T2">4.scaling up the containers</text:span><text:line-break/>for scaling up the application used <text:line-break/>docker service scale my-stack_app=3<text:line-break/><text:line-break/>4.<text:span text:style-name="T2">troubleshooting the container</text:span><text:line-break/>docker ps</text:p>
      <text:p text:style-name="P3"><text:span text:style-name="T1"><text:s text:c="2"/>docker stop 43342b23e7a6<text:line-break/></text:span>observed auto-recovery <text:span text:style-name="T2">here</text:span></text:p>
      <text:p text:style-name="P1"><text:s/></text:p>
      <text:p text:style-name="P1"/>
      <text:p text:style-name="P5"><text:span text:style-name="T2">ii) <text:line-break/>1.</text:span>Exported container logs to the file:</text:p>
      <text:p text:style-name="P5"/>
      <text:p text:style-name="P4">docker logs my-stack_app &gt; /home/ravi/devops/logs.txt<text:line-break/>2.sudo lsof -i :8080</text:p>
      <text:p text:style-name="P4"><text:s/>sudo kill -9 1554</text:p>
      <text:p text:style-name="P4">identified and terminated the precess on 8080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08:31:14.653819548</meta:creation-date>
    <meta:editing-duration>PT3S</meta:editing-duration>
    <meta:editing-cycles>2</meta:editing-cycles>
    <meta:generator>LibreOffice/7.3.7.2$Linux_X86_64 LibreOffice_project/30$Build-2</meta:generator>
    <dc:date>2024-12-24T09:32:05.979897450</dc:date>
    <meta:document-statistic meta:table-count="0" meta:image-count="0" meta:object-count="0" meta:page-count="1" meta:paragraph-count="14" meta:word-count="120" meta:character-count="834" meta:non-whitespace-character-count="711"/>
  </office:meta>
</office:document-meta>
</file>